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A000000060EAF90F71C0E52A1E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83cm" svg:height="2.23cm" draw:transform="rotate (0.461115988376902) translate (0.087cm 2.835cm)">
          <draw:image xlink:href="Pictures/1000000100000A000000060EAF90F71C0E52A1E4.png" xlink:type="simple" xlink:show="embed" xlink:actuate="onLoad" draw:mime-type="image/png">
            <text:p/>
          </draw:image>
        </draw:frame>
        <draw:frame draw:style-name="gr1" draw:text-style-name="P1" draw:layer="layout" svg:width="3.683cm" svg:height="2.23cm" draw:transform="rotate (-0.339815605363296) translate (5.369cm 0.05cm)">
          <draw:image xlink:href="Pictures/1000000100000A000000060EAF90F71C0E52A1E4.png" xlink:type="simple" xlink:show="embed" xlink:actuate="onLoad" draw:mime-type="image/png">
            <text:p/>
          </draw:image>
        </draw:frame>
        <draw:frame draw:style-name="gr1" draw:text-style-name="P1" draw:layer="layout" svg:width="3.683cm" svg:height="2.23cm" draw:transform="rotate (0.168773338667852) translate (3.732cm 3.926cm)">
          <draw:image xlink:href="Pictures/1000000100000A000000060EAF90F71C0E52A1E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05:48:31.926286653</meta:creation-date>
    <dc:date>2023-05-17T05:51:54.292067000</dc:date>
    <meta:editing-duration>PT3M22S</meta:editing-duration>
    <meta:editing-cycles>1</meta:editing-cycles>
    <meta:generator>LibreOffice/7.5.3.2$MacOSX_AARCH64 LibreOffice_project/9f56dff12ba03b9acd7730a5a481eea045e468f3</meta:generator>
    <meta:document-statistic meta:object-count="3"/>
  </office:meta>
</office:document-meta>
</file>